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ta Distribution Exercise</text:p>
      <text:p text:style-name="Standard">User Story:</text:p>
      <text:p text:style-name="Standard">The exercise intended to build a C++/Python-based data distribution system with various</text:p>
      <text:p text:style-name="Standard">connectivity/application-level functionalities.</text:p>
      <text:p text:style-name="Standard">Top-level architecture &amp; Requirements:</text:p>
      <text:p text:style-name="Standard">•</text:p>
      <text:p text:style-name="Standard">•</text:p>
      <text:p text:style-name="Standard">•</text:p>
      <text:p text:style-name="Standard">•</text:p>
      <text:p text:style-name="Standard">•</text:p>
      <text:p text:style-name="Standard">•</text:p>
      <text:p text:style-name="Standard">A single publisher (pub) application publishes data on blue square (at 1 Hz) and</text:p>
      <text:p text:style-name="Standard">green circle (at 2Hz).</text:p>
      <text:p text:style-name="Standard">Two kinds of the subscriber (sub) applications subscribe/receive the data:</text:p>
      <text:p text:style-name="Standard">• One kind is only interested in squares.</text:p>
      <text:p text:style-name="Standard">• One kind is interested in squares and circles.</text:p>
      <text:p text:style-name="Standard">It is possible to initialize numerous subscribers from each kind.</text:p>
      <text:p text:style-name="Standard">The communication between the pub and subs is UDP based.</text:p>
      <text:p text:style-name="Standard">• All applications are required to run on the same machine/PC for now.</text:p>
      <text:p text:style-name="Standard">Each shape (i.e. square and circle) has the following properties:</text:p>
      <text:p text:style-name="Standard">• Color – can be blue or green (according to the illustration below).</text:p>
      <text:p text:style-name="Standard">• Size – fixed size.</text:p>
      <text:p text:style-name="Standard">• Lat, long, alt coordinates – can be filled for random values.</text:p>
      <text:p text:style-name="Standard">The subscriber is required to print each message upon reception (message</text:p>
      <text:p text:style-name="Standard">format/serialization is to the developer decision)General Guidelines:</text:p>
      <text:p text:style-name="Standard">• Use standardized code styling OO best practices:</text:p>
      <text:p text:style-name="Standard">• Classes and Objects</text:p>
      <text:p text:style-name="Standard">• Modules and Packages</text:p>
      <text:p text:style-name="Standard">• Exception handling</text:p>
      <text:p text:style-name="Standard">• Type hints and function return values</text:p>
      <text:p text:style-name="Standard">• Utilize modern C++/Python functionality as much as possible.</text:p>
      <text:p text:style-name="Standard">•</text:p>
      <text:p text:style-name="Standard">•</text:p>
      <text:p text:style-name="Standard">•</text:p>
      <text:p text:style-name="Standard">•</text:p>
      <text:p text:style-name="Standard">•</text:p>
      <text:p text:style-name="Standard">Utilize C++/Python features as much as possible (Data abstraction, Data</text:p>
      <text:p text:style-name="Standard">encapsulation, Inheritance, Data hiding, Polymorphism).</text:p>
      <text:p text:style-name="Standard">Avoid using OS-specific APIs.</text:p>
      <text:p text:style-name="Standard">Document your code.</text:p>
      <text:p text:style-name="Standard">Keep the code simple (do not over complicate).</text:p>
      <text:p text:style-name="Standard">Provide a basic class diagram of the solution (you can use Drawio for this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16:54.649120310</meta:creation-date>
    <dc:date>2024-08-08T12:17:06.697206452</dc:date>
    <meta:editing-duration>PT12S</meta:editing-duration>
    <meta:editing-cycles>1</meta:editing-cycles>
    <meta:document-statistic meta:table-count="0" meta:image-count="0" meta:object-count="0" meta:page-count="1" meta:paragraph-count="42" meta:word-count="246" meta:character-count="1544" meta:non-whitespace-character-count="1337"/>
    <meta:generator>LibreOffice/7.3.7.2$Linux_X86_64 LibreOffice_project/30$Build-2</meta:generator>
  </office:meta>
</office:document-meta>
</file>